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list-style-name="LFO1" style:family="paragraph">
      <style:text-properties fo:language="fr" fo:country="FR"/>
    </style:style>
    <style:style style:name="P3" style:parent-style-name="Standard" style:list-style-name="LFO1" style:family="paragraph">
      <style:text-properties fo:language="fr" fo:country="FR"/>
    </style:style>
    <style:style style:name="P4" style:parent-style-name="Standard" style:list-style-name="LFO1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>
      <style:text-properties fo:language="fr" fo:country="FR"/>
    </style:style>
    <style:style style:name="P8" style:parent-style-name="Standard" style:list-style-name="LFO1" style:family="paragraph"/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background-color="#FFFF00" fo:language="fr" fo:country="FR"/>
    </style:style>
    <style:style style:name="T11" style:parent-style-name="Policepardéfaut" style:family="text">
      <style:text-properties fo:language="fr" fo:country="FR"/>
    </style:style>
    <style:style style:name="P12" style:parent-style-name="Standard" style:list-style-name="LFO1" style:family="paragraph">
      <style:text-properties fo:language="fr" fo:country="FR"/>
    </style:style>
    <style:style style:name="P13" style:parent-style-name="Standard" style:list-style-name="LFO1" style:family="paragraph">
      <style:text-properties fo:language="fr" fo:country="FR"/>
    </style:style>
    <style:style style:name="P14" style:parent-style-name="Standard" style:list-style-name="LFO1" style:family="paragraph">
      <style:text-properties fo:language="fr" fo:country="FR"/>
    </style:style>
    <style:style style:name="P15" style:parent-style-name="Standard" style:list-style-name="LFO1" style:family="paragraph">
      <style:text-properties fo:language="fr" fo:country="FR"/>
    </style:style>
    <style:style style:name="P16" style:parent-style-name="Standard" style:list-style-name="LFO1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list-style-name="LFO2" style:family="paragraph">
      <style:text-properties fo:language="fr" fo:country="FR"/>
    </style:style>
    <style:style style:name="P21" style:parent-style-name="Standard" style:list-style-name="LFO2" style:family="paragraph">
      <style:text-properties fo:language="fr" fo:country="FR"/>
    </style:style>
    <style:style style:name="P22" style:parent-style-name="Standard" style:list-style-name="LFO2" style:family="paragraph"/>
    <style:style style:name="T23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La science dans nos vies</text:p>
      <text:list text:style-name="LFO1" text:continue-numbering="true">
        <text:list-item>
          <text:p text:style-name="P2">téléphones</text:p>
          <text:list text:continue-numbering="true">
            <text:list-item>
              <text:p text:style-name="P3">GPS</text:p>
            </text:list-item>
            <text:list-item>
              <text:p text:style-name="P4">communication</text:p>
            </text:list-item>
            <text:list-item>
              <text:p text:style-name="P5">gyroscopes etc.</text:p>
            </text:list-item>
          </text:list>
        </text:list-item>
        <text:list-item>
          <text:p text:style-name="P6">internet</text:p>
        </text:list-item>
        <text:list-item>
          <text:p text:style-name="P7">véhicules (tesla)</text:p>
        </text:list-item>
        <text:list-item>
          <text:p text:style-name="P8"><text:span text:style-name="T9">musique (</text:span><text:span text:style-name="T10">instrument,</text:span><text:span text:style-name="T11"><text:s/>machine learning)</text:span></text:p>
        </text:list-item>
        <text:list-item>
          <text:p text:style-name="P12">photos</text:p>
        </text:list-item>
        <text:list-item>
          <text:p text:style-name="P13">santé</text:p>
        </text:list-item>
        <text:list-item>
          <text:p text:style-name="P14">production (usines automatisée etc)</text:p>
        </text:list-item>
        <text:list-item>
          <text:p text:style-name="P15">maison connectée, domotique</text:p>
        </text:list-item>
        <text:list-item>
          <text:p text:style-name="P16">réactions chimiques du corps (sport, manger, dormir, etc.)</text:p>
        </text:list-item>
      </text:list>
      <text:p text:style-name="P17"/>
      <text:p text:style-name="P18"/>
      <text:p text:style-name="P19"/>
      <text:list text:style-name="LFO2" text:continue-numbering="true">
        <text:list-item>
          <text:p text:style-name="P20">La science dans notre vie de tous les jours</text:p>
        </text:list-item>
        <text:list-item>
          <text:p text:style-name="P21">musique "traditionnelle" (instruments)</text:p>
        </text:list-item>
        <text:list-item>
          <text:p text:style-name="P22"><text:span text:style-name="T23">musique "nouvelle" (téléphone, Spotify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6T07:10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61" meta:character-count="397" meta:row-count="2" meta:non-whitespace-character-count="337"/>
  </office:meta>
</office:document-meta>
</file>